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enBpelHandler.isBpelNamespace( String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BpelHandler.compileGetVariableData( FunctionCallExp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enBpelHandler.JaxenBpelHandler( String bpelNsUri , OXPath10Expression out , NSContext nsContext , CompilerContext c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enBpelHandler.compileDoXslTransform( FunctionCallExp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xenBpelHandler.end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BpelHandler.endFunc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axenBpelHandler.compileGetVariableProperty( FunctionCallExp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xenBpelHandler.variableReference( String prefix , String variab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xenBpelHandler.compileGetLinkStatus( FunctionCallExp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enBpelHandler.getLiteralFromExpression( Expr exp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